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3.043cm"/>
    </style:style>
    <style:style style:name="Tabelle1.B" style:family="table-column">
      <style:table-column-properties style:column-width="1.588cm"/>
    </style:style>
    <style:style style:name="Tabelle1.C" style:family="table-column">
      <style:table-column-properties style:column-width="5.569cm"/>
    </style:style>
    <style:style style:name="Tabelle1.D" style:family="table-column">
      <style:table-column-properties style:column-width="3.401cm"/>
    </style:style>
    <style:style style:name="Tabelle1.E" style:family="table-column">
      <style:table-column-properties style:column-width="3.413cm"/>
    </style:style>
    <style:style style:name="Tabelle1.A1" style:family="table-cell">
      <style:table-cell-properties fo:padding="0.097cm" fo:border-left="0.05pt solid #000000" fo:border-right="none" fo:border-top="0.05pt solid #000000" fo:border-bottom="none"/>
    </style:style>
    <style:style style:name="Tabelle1.E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1.A2" style:family="table-cell">
      <style:table-cell-properties fo:padding="0.097cm" fo:border-left="0.05pt solid #000000" fo:border-right="none" fo:border-top="none" fo:border-bottom="none"/>
    </style:style>
    <style:style style:name="Tabelle1.E2" style:family="table-cell">
      <style:table-cell-properties fo:padding="0.097cm" fo:border-left="0.05pt solid #000000" fo:border-right="0.05pt solid #000000" fo:border-top="none" fo:border-bottom="none"/>
    </style:style>
    <style:style style:name="Tabelle1.A10" style:family="table-cell">
      <style:table-cell-properties fo:padding="0.097cm" fo:border-left="0.05pt solid #000000" fo:border-right="none" fo:border-top="none" fo:border-bottom="0.05pt solid #000000"/>
    </style:style>
    <style:style style:name="Tabelle1.E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ize="10pt" officeooo:paragraph-rsid="0001f3a6" style:font-size-asian="10pt" style:font-size-complex="10pt"/>
    </style:style>
    <style:style style:name="P2" style:family="paragraph" style:parent-style-name="Text_20_body">
      <style:text-properties fo:font-size="10pt" officeooo:paragraph-rsid="000769df" style:font-size-asian="10pt" style:font-size-complex="10pt"/>
    </style:style>
    <style:style style:name="P3" style:family="paragraph" style:parent-style-name="Text_20_body">
      <style:text-properties fo:font-size="10pt" officeooo:paragraph-rsid="00094c4f" style:font-size-asian="8.75pt" style:font-size-complex="10pt"/>
    </style:style>
    <style:style style:name="P4" style:family="paragraph" style:parent-style-name="Text_20_body">
      <style:text-properties officeooo:paragraph-rsid="0001f3a6"/>
    </style:style>
    <style:style style:name="P5" style:family="paragraph" style:parent-style-name="Text_20_body">
      <style:text-properties officeooo:paragraph-rsid="000769df"/>
    </style:style>
    <style:style style:name="P6" style:family="paragraph" style:parent-style-name="Standard">
      <style:text-properties fo:font-size="10pt" officeooo:paragraph-rsid="00003a07" style:font-size-asian="10pt" style:font-size-complex="10pt"/>
    </style:style>
    <style:style style:name="P7" style:family="paragraph" style:parent-style-name="Standard">
      <style:text-properties fo:font-size="10pt" officeooo:paragraph-rsid="000769df" style:font-size-asian="10pt" style:font-size-complex="10pt"/>
    </style:style>
    <style:style style:name="P8" style:family="paragraph" style:parent-style-name="Standard">
      <style:text-properties fo:font-size="10pt" officeooo:paragraph-rsid="00094c4f" style:font-size-asian="10pt" style:font-size-complex="10pt"/>
    </style:style>
    <style:style style:name="P9" style:family="paragraph" style:parent-style-name="Table_20_Contents">
      <style:text-properties fo:font-size="10pt" officeooo:paragraph-rsid="00003a07" style:font-size-asian="10pt" style:font-size-complex="10pt"/>
    </style:style>
    <style:style style:name="P10" style:family="paragraph" style:parent-style-name="Table_20_Contents">
      <style:text-properties fo:font-size="10pt" officeooo:paragraph-rsid="0001f3a6" style:font-size-asian="10pt" style:font-size-complex="10pt"/>
    </style:style>
    <style:style style:name="P11" style:family="paragraph" style:parent-style-name="Table_20_Contents">
      <style:text-properties fo:font-size="10pt" officeooo:paragraph-rsid="0003ad36" style:font-size-asian="10pt" style:font-size-complex="10pt"/>
    </style:style>
    <style:style style:name="P12" style:family="paragraph" style:parent-style-name="Table_20_Contents">
      <style:text-properties fo:font-size="10pt" officeooo:paragraph-rsid="0004f395" style:font-size-asian="10pt" style:font-size-complex="10pt"/>
    </style:style>
    <style:style style:name="P13" style:family="paragraph" style:parent-style-name="Table_20_Contents">
      <style:text-properties fo:font-size="10pt" officeooo:paragraph-rsid="00057ecc" style:font-size-asian="10pt" style:font-size-complex="10pt"/>
    </style:style>
    <style:style style:name="P14" style:family="paragraph" style:parent-style-name="Table_20_Contents">
      <style:text-properties fo:font-size="10pt" officeooo:paragraph-rsid="000769df" style:font-size-asian="10pt" style:font-size-complex="10pt"/>
    </style:style>
    <style:style style:name="P15" style:family="paragraph" style:parent-style-name="Table_20_Contents">
      <style:text-properties fo:font-size="10pt" officeooo:paragraph-rsid="00094c4f" style:font-size-asian="10pt" style:font-size-complex="10pt"/>
    </style:style>
    <style:style style:name="T1" style:family="text">
      <style:text-properties officeooo:rsid="00003a07"/>
    </style:style>
    <style:style style:name="T2" style:family="text">
      <style:text-properties officeooo:rsid="0001f3a6"/>
    </style:style>
    <style:style style:name="T3" style:family="text">
      <style:text-properties fo:font-size="10pt" officeooo:rsid="0001f3a6" style:font-size-asian="10pt" style:font-size-complex="10pt"/>
    </style:style>
    <style:style style:name="T4" style:family="text">
      <style:text-properties fo:font-size="10pt" officeooo:rsid="0004f395" style:font-size-asian="10pt" style:font-size-complex="10pt"/>
    </style:style>
    <style:style style:name="T5" style:family="text">
      <style:text-properties fo:font-size="10pt" officeooo:rsid="000769df" style:font-size-asian="10pt" style:font-size-complex="10pt"/>
    </style:style>
    <style:style style:name="T6" style:family="text">
      <style:text-properties officeooo:rsid="0003ad36"/>
    </style:style>
    <style:style style:name="T7" style:family="text">
      <style:text-properties officeooo:rsid="0004f395"/>
    </style:style>
    <style:style style:name="T8" style:family="text">
      <style:text-properties officeooo:rsid="00057ecc"/>
    </style:style>
    <style:style style:name="T9" style:family="text">
      <style:text-properties officeooo:rsid="000769df"/>
    </style:style>
    <style:style style:name="T10" style:family="text">
      <style:text-properties officeooo:rsid="00094c4f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office:value-type="string">
            <text:p text:style-name="P9"><text:span text:style-name="T1">ID/Name</text:span></text:p>
          </table:table-cell>
          <table:table-cell table:style-name="Tabelle1.A1" office:value-type="string">
            <text:p text:style-name="P9"><text:span text:style-name="T1">Akteure</text:span></text:p>
          </table:table-cell>
          <table:table-cell table:style-name="Tabelle1.A1" office:value-type="string">
            <text:p text:style-name="P9"><text:span text:style-name="T1">Ereignisfluss</text:span></text:p>
          </table:table-cell>
          <table:table-cell table:style-name="Tabelle1.A1" office:value-type="string">
            <text:p text:style-name="P9"><text:span text:style-name="T1">Anfangsbedingung</text:span></text:p>
          </table:table-cell>
          <table:table-cell table:style-name="Tabelle1.E1" office:value-type="string">
            <text:p text:style-name="P9"><text:span text:style-name="T1">Abschlussbedingung</text:span></text:p>
          </table:table-cell>
        </table:table-row>
        <table:table-row>
          <table:table-cell table:style-name="Tabelle1.A2" office:value-type="string">
            <text:p text:style-name="P9"><text:span text:style-name="T1">ID01:</text:span><text:span text:style-name="T6">Zelle</text:span><text:span text:style-name="T2"> auswählen</text:span></text:p>
          </table:table-cell>
          <table:table-cell table:style-name="Tabelle1.A2" office:value-type="string">
            <text:p text:style-name="P10"><text:span text:style-name="T2">Spieler</text:span></text:p>
          </table:table-cell>
          <table:table-cell table:style-name="Tabelle1.A2" office:value-type="string">
            <text:p text:style-name="P10"><text:span text:style-name="T2">1.Der Spieler zieht ein Auswahlrechteck.</text:span></text:p>
            <text:p text:style-name="P10"><text:span text:style-name="T2">2.Alle auswählbaren Figuren, die dem Spieler gehören werden ausgewählt, alle anderen werden wieder abgewählt.</text:span></text:p>
          </table:table-cell>
          <table:table-cell table:style-name="Tabelle1.A2" office:value-type="string">
            <text:p text:style-name="P10"><text:span text:style-name="T2">Der Spieler befindet sich im Spiel</text:span></text:p>
          </table:table-cell>
          <table:table-cell table:style-name="Tabelle1.E2" office:value-type="string">
            <text:p text:style-name="P10"><text:span text:style-name="T2">Die Figuren sind ausgewählt.</text:span></text:p>
          </table:table-cell>
        </table:table-row>
        <table:table-row>
          <table:table-cell table:style-name="Tabelle1.A2" office:value-type="string">
            <text:p text:style-name="P10"><text:span text:style-name="T2">ID02:</text:span><text:span text:style-name="T6">Zelle</text:span><text:span text:style-name="T2"> bewegen</text:span></text:p>
          </table:table-cell>
          <table:table-cell table:style-name="Tabelle1.A2" office:value-type="string">
            <text:p text:style-name="P10"><text:span text:style-name="T2">Spieler</text:span></text:p>
          </table:table-cell>
          <table:table-cell table:style-name="Tabelle1.A2" office:value-type="string">
            <text:p text:style-name="P4"><text:span text:style-name="T3">1.Der Spieler klickt mit der </text:span><text:span text:style-name="T4">r</text:span><text:span text:style-name="T3">echten Maustaste auf einen Punkt in der Welt. </text:span></text:p>
            <text:p text:style-name="P1"><text:span text:style-name="T2">2.</text:span>Die <text:span text:style-name="T6">Zellen</text:span> bewegen sich ausgehend von ihrer aktuellen Position auf den ausgewählten Punkt in der Welt zu. </text:p>
            <text:p text:style-name="P1"><text:span text:style-name="T2">3.</text:span>Verhalten in der Bewegung: Ist der Zielpunkt nicht erreichbar, versuchen die <text:span text:style-name="T6">Zellen</text:span> den Punkt zu erreichen, der noch begehbar ist und die kürzeste Entfernung zum Zielpunkt aufweist. </text:p>
            <text:p text:style-name="P1">Die <text:span text:style-name="T6">Zellen</text:span> gelangen immer auf dem kürzesten Weg zum Ziel. </text:p>
            <text:p text:style-name="P1"><text:span text:style-name="T2">4.</text:span>Die <text:span text:style-name="T6">Zellen</text:span> erreichen den Zielpunkt. </text:p>
            <text:p text:style-name="P10"><text:span text:style-name="T2"/></text:p>
          </table:table-cell>
          <table:table-cell table:style-name="Tabelle1.A2" office:value-type="string">
            <text:p text:style-name="P9"><text:span text:style-name="T6">Es sind kontrollierbare Zellen ausgewählt.</text:span></text:p>
          </table:table-cell>
          <table:table-cell table:style-name="Tabelle1.E2" office:value-type="string">
            <text:p text:style-name="P6">Die <text:span text:style-name="T6">Zellen</text:span> befinden sich am Zielpunkt <text:span text:style-name="T8">oder </text:span>die <text:span text:style-name="T6">Zellen</text:span> befinden <text:span text:style-name="T9">sich</text:span> an einem begehbaren Punkt in der Welt, der möglichst nah am Zie<text:span text:style-name="T8">l</text:span>punkt liegt <text:span text:style-name="T8">oder die Zellen sind tot.</text:span></text:p>
            <text:p text:style-name="P9"/>
          </table:table-cell>
        </table:table-row>
        <table:table-row>
          <table:table-cell table:style-name="Tabelle1.A2" office:value-type="string">
            <text:p text:style-name="P10"><text:span text:style-name="T2">ID03:</text:span><text:span text:style-name="T6">Modus der Zelle umschalten</text:span></text:p>
          </table:table-cell>
          <table:table-cell table:style-name="Tabelle1.A2" office:value-type="string">
            <text:p text:style-name="P11"><text:span text:style-name="T6">Spieler</text:span></text:p>
          </table:table-cell>
          <table:table-cell table:style-name="Tabelle1.A2" office:value-type="string">
            <text:p text:style-name="P11"><text:span text:style-name="T6">1.Der Spieler klickt im Zellmenü auf den entsprechenden Knopf für den Modus.</text:span></text:p>
            <text:p text:style-name="P11"><text:span text:style-name="T6">Dabei sind folgende Modi auswählbar:</text:span></text:p>
            <text:p text:style-name="P11"><text:span text:style-name="T6">-Platz halten: Die Zelle bewegt sich nicht von ihrem Platz.</text:span></text:p>
            <text:p text:style-name="P11"><text:span text:style-name="T6">-Treiben lassen: Die Zelle lässt sich vom Blutstrom mittreiben.</text:span></text:p>
            <text:p text:style-name="P11"><text:span text:style-name="T6">-Kämpfen: Die Zelle greift Gegner an die sich in ihrer Nähe befinden.</text:span></text:p>
            <text:p text:style-name="P11"><text:span text:style-name="T6">-Teilen: Die Zelle stellt neue Zellen des gleichen Typs her.</text:span></text:p>
          </table:table-cell>
          <table:table-cell table:style-name="Tabelle1.A2" office:value-type="string">
            <text:p text:style-name="P11"><text:span text:style-name="T6">Es sind Zellen ausgewählt, die den jeweiligen Modus haben.</text:span></text:p>
          </table:table-cell>
          <table:table-cell table:style-name="Tabelle1.E2" office:value-type="string">
            <text:p text:style-name="P11"><text:span text:style-name="T6">Der Modus ist umgestellt.</text:span></text:p>
          </table:table-cell>
        </table:table-row>
        <table:table-row>
          <table:table-cell table:style-name="Tabelle1.A2" office:value-type="string">
            <text:p text:style-name="P12"><text:span text:style-name="T7">ID04:Zelle einen Gegner angreifen lassen</text:span></text:p>
          </table:table-cell>
          <table:table-cell table:style-name="Tabelle1.A2" office:value-type="string">
            <text:p text:style-name="P12"><text:span text:style-name="T7">Spieler</text:span></text:p>
          </table:table-cell>
          <table:table-cell table:style-name="Tabelle1.A2" office:value-type="string">
            <text:p text:style-name="P12"><text:span text:style-name="T7">1. Der Spieler klickt mit der rechten Maustaste auf einen Gegner.</text:span></text:p>
            <text:p text:style-name="P12"><text:span text:style-name="T7">2. Die Zelle bewegt sich zu diesem Gegner.</text:span></text:p>
            <text:p text:style-name="P12"><text:span text:style-name="T7">3. Die Zelle zieht dem Gegner Lebenspunkte ab.</text:span></text:p>
          </table:table-cell>
          <table:table-cell table:style-name="Tabelle1.A2" office:value-type="string">
            <text:p text:style-name="P12"><text:span text:style-name="T7">Es sind Zellen ausgewählt die, die angeklickten Gegner angreifen können.</text:span></text:p>
          </table:table-cell>
          <table:table-cell table:style-name="Tabelle1.E2" office:value-type="string">
            <text:p text:style-name="P12"><text:span text:style-name="T7">Die Zelle oder der Gegner ist tot.</text:span></text:p>
          </table:table-cell>
        </table:table-row>
        <table:table-row>
          <table:table-cell table:style-name="Tabelle1.A2" office:value-type="string">
            <text:p text:style-name="P12"><text:span text:style-name="T7">ID05:Auswählen welche Zellart eine Stammzelle herstellt.</text:span></text:p>
          </table:table-cell>
          <table:table-cell table:style-name="Tabelle1.A2" office:value-type="string">
            <text:p text:style-name="P12"><text:span text:style-name="T7">Spieler</text:span></text:p>
          </table:table-cell>
          <table:table-cell table:style-name="Tabelle1.A2" office:value-type="string">
            <text:p text:style-name="P12"><text:span text:style-name="T7">1.Der Spieler wählt im Zellmenü eine Zellart aus.</text:span></text:p>
          </table:table-cell>
          <table:table-cell table:style-name="Tabelle1.A2" office:value-type="string">
            <text:p text:style-name="P12"><text:span text:style-name="T7">Es ist mindestens eine Stammzelle ausgewählt.</text:span></text:p>
          </table:table-cell>
          <table:table-cell table:style-name="Tabelle1.E2" office:value-type="string">
            <text:p text:style-name="P13"><text:span text:style-name="T8">Die Zellart ist ausgewählt</text:span></text:p>
          </table:table-cell>
        </table:table-row>
        <table:table-row>
          <table:table-cell table:style-name="Tabelle1.A2" office:value-type="string">
            <text:p text:style-name="P13"><text:span text:style-name="T8">ID06:Zellart anweisen sich ein Antigen zu holen.</text:span></text:p>
          </table:table-cell>
          <table:table-cell table:style-name="Tabelle1.A2" office:value-type="string">
            <text:p text:style-name="P13"><text:span text:style-name="T8">Spieler</text:span></text:p>
          </table:table-cell>
          <table:table-cell table:style-name="Tabelle1.A2" office:value-type="string">
            <text:p text:style-name="P13"><text:span text:style-name="T8">1.Der Spieler klickt mit der rechten Maustaste auf eine Riesenfresszelle, die ein Antigen besitzt.</text:span></text:p>
            <text:p text:style-name="P13"><text:span text:style-name="T8">2.Die Zelle bewegt sich zu der Riesenfresszelle.</text:span></text:p>
            <text:p text:style-name="P13"><text:span text:style-name="T8">3.Die Zelle übernimmt das Antigen von der Riesenfresszelle.</text:span></text:p>
          </table:table-cell>
          <table:table-cell table:style-name="Tabelle1.A2" office:value-type="string">
            <text:p text:style-name="P13"><text:span text:style-name="T8">Es sind Zellen ausgewählt die ein Antigen aufnehmen können.</text:span></text:p>
          </table:table-cell>
          <table:table-cell table:style-name="Tabelle1.E2" office:value-type="string">
            <text:p text:style-name="P13"><text:span text:style-name="T8">Die Zelle hat das Antigen übernommen oder die Zelle oder Riesenfresszelle ist tot.</text:span></text:p>
          </table:table-cell>
        </table:table-row>
        <table:table-row>
          <table:table-cell table:style-name="Tabelle1.A2" office:value-type="string">
            <text:p text:style-name="P14"><text:span text:style-name="T9">ID07:Bakterien/Vir</text:span><text:soft-page-break/><text:span text:style-name="T9">en bewegen</text:span></text:p>
          </table:table-cell>
          <table:table-cell table:style-name="Tabelle1.A2" office:value-type="string">
            <text:p text:style-name="P14"><text:span text:style-name="T9">KI</text:span></text:p>
          </table:table-cell>
          <table:table-cell table:style-name="Tabelle1.A2" office:value-type="string">
            <text:p text:style-name="P5"><text:span text:style-name="T3">1.</text:span><text:span text:style-name="T5">Die KI weißt einem </text:span><text:soft-page-break/><text:span text:style-name="T5">Krankheitserreger ein Ziel zu</text:span></text:p>
            <text:p text:style-name="P2"><text:span text:style-name="T2">2.</text:span>D<text:span text:style-name="T9">er</text:span> <text:span text:style-name="T9">Krankheitserreger</text:span> beweg<text:span text:style-name="T9">t</text:span> sich ausgehend von <text:span text:style-name="T9">seiner</text:span> aktuellen Position auf den ausgewählten Punkt in der Welt zu. </text:p>
            <text:p text:style-name="P2"><text:span text:style-name="T2">3.</text:span>Verhalten in der Bewegung: Ist der Zielpunkt nicht erreichbar, versuch<text:span text:style-name="T9">t der</text:span> <text:span text:style-name="T9">Krankheitserreger</text:span> den Punkt zu erreichen, der noch begehbar ist und die kürzeste Entfernung zum Zielpunkt aufweist. </text:p>
            <text:p text:style-name="P2">D<text:span text:style-name="T9">er</text:span> <text:span text:style-name="T9">Krankheitserreger</text:span> gelang<text:span text:style-name="T9">t</text:span> immer auf dem kürzesten Weg zum Ziel. </text:p>
            <text:p text:style-name="P2"><text:span text:style-name="T2">4.</text:span>D<text:span text:style-name="T9">er</text:span> <text:span text:style-name="T9">Krankheitserreger</text:span> erreich<text:span text:style-name="T9">t</text:span> den Zielpunkt.</text:p>
          </table:table-cell>
          <table:table-cell table:style-name="Tabelle1.A2" office:value-type="string">
            <text:p text:style-name="P14"><text:span text:style-name="T9">Ein Spiel ist gestartet.</text:span></text:p>
          </table:table-cell>
          <table:table-cell table:style-name="Tabelle1.E2" office:value-type="string">
            <text:p text:style-name="P7">D<text:span text:style-name="T9">er</text:span> <text:span text:style-name="T9">Krankheitserreger</text:span> <text:soft-page-break/>befind<text:span text:style-name="T9">et</text:span> sich am Zielpunkt <text:span text:style-name="T8">oder </text:span><text:span text:style-name="T9">der</text:span> <text:span text:style-name="T9">Krankheitserreger</text:span> befind<text:span text:style-name="T9">et sich</text:span> an einem begehbaren Punkt in der Welt, der möglichst nah am Zie<text:span text:style-name="T8">l</text:span>punkt liegt <text:span text:style-name="T8">oder d</text:span><text:span text:style-name="T9">er</text:span><text:span text:style-name="T8"> </text:span><text:span text:style-name="T9">Krankheitserreger</text:span><text:span text:style-name="T8"> </text:span><text:span text:style-name="T9">ist</text:span><text:span text:style-name="T8"> tot.</text:span></text:p>
          </table:table-cell>
        </table:table-row>
        <table:table-row>
          <table:table-cell table:style-name="Tabelle1.A2" office:value-type="string">
            <text:p text:style-name="P14"><text:span text:style-name="T9">ID08:Bakterien angreifen lassen</text:span></text:p>
          </table:table-cell>
          <table:table-cell table:style-name="Tabelle1.A2" office:value-type="string">
            <text:p text:style-name="P14"><text:span text:style-name="T9">KI</text:span></text:p>
          </table:table-cell>
          <table:table-cell table:style-name="Tabelle1.A2" office:value-type="string">
            <text:p text:style-name="P3"><text:span text:style-name="T10">1.Die KI weißt einem Bakterium eine Zelle zu die es angreifen soll.</text:span></text:p>
            <text:p text:style-name="P3"><text:span text:style-name="T10">2.Das Bakterium bewegt sich zu dieser Zelle.</text:span></text:p>
            <text:p text:style-name="P3"><text:span text:style-name="T10">3.Das Bakterium zieht der Zelle Lebenspunkte ab.</text:span></text:p>
            <text:p text:style-name="P3"><text:span text:style-name="T10"/></text:p>
          </table:table-cell>
          <table:table-cell table:style-name="Tabelle1.A2" office:value-type="string">
            <text:p text:style-name="P15"><text:span text:style-name="T10">Die KI besitzt Bakterien.</text:span></text:p>
          </table:table-cell>
          <table:table-cell table:style-name="Tabelle1.E2" office:value-type="string">
            <text:p text:style-name="P8"><text:span text:style-name="T10">Die Zelle oder das Bakterium sind tot.</text:span></text:p>
          </table:table-cell>
        </table:table-row>
        <table:table-row>
          <table:table-cell table:style-name="Tabelle1.A10" office:value-type="string">
            <text:p text:style-name="P15"><text:span text:style-name="T10">ID09:Viren angreifen lassen</text:span></text:p>
          </table:table-cell>
          <table:table-cell table:style-name="Tabelle1.A10" office:value-type="string">
            <text:p text:style-name="P15"><text:span text:style-name="T10">KI</text:span></text:p>
          </table:table-cell>
          <table:table-cell table:style-name="Tabelle1.A10" office:value-type="string">
            <text:p text:style-name="P3"><text:span text:style-name="T10">1.Die KI weißt einem Virus eine Zelle zu die es angreifen soll.</text:span></text:p>
            <text:p text:style-name="P3"><text:span text:style-name="T10">2.Der Virus bewegt sich zu dieser Zelle.</text:span></text:p>
            <text:p text:style-name="P3"><text:span text:style-name="T10">3.Der Virus versucht in die Zelle einzudringen, ob ihr das gelingt entscheidet der Angriffswert des Virus und der Virenresistenzwert der Zelle.</text:span></text:p>
          </table:table-cell>
          <table:table-cell table:style-name="Tabelle1.A10" office:value-type="string">
            <text:p text:style-name="P15"><text:span text:style-name="T10">Die KI besitzt Viren.</text:span></text:p>
          </table:table-cell>
          <table:table-cell table:style-name="Tabelle1.E10" office:value-type="string">
            <text:p text:style-name="P8"><text:span text:style-name="T10">Das Virus ist in die Zelle eingedrungen oder hat dies nicht geschafft und bleibt neben der Zelle stehen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3T15:29:52.48</meta:creation-date>
    <dc:date>2014-05-15T00:34:48.34</dc:date>
    <meta:editing-duration>P1DT3H30M13S</meta:editing-duration>
    <meta:editing-cycles>3</meta:editing-cycles>
    <meta:generator>LibreOffice/3.6$Windows_x86 LibreOffice_project/2ef5aff-a6fb0ff-166bdff-cf087ad-0f1389</meta:generator>
    <meta:document-statistic meta:table-count="1" meta:image-count="0" meta:object-count="0" meta:page-count="2" meta:paragraph-count="72" meta:word-count="566" meta:character-count="3761" meta:non-whitespace-character-count="3259"/>
  </office:meta>
</office:document-meta>
</file>